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HH:MM:SS</text:p>
          </table:table-cell>
          <table:table-cell table:style-name="ce1" office:value-type="string" calcext:value-type="string">
            <text:p>minutos</text:p>
          </table:table-cell>
          <table:table-cell table:style-name="ce1" office:value-type="string" calcext:value-type="string">
            <text:p>segundos</text:p>
          </table:table-cell>
        </table:table-row>
        <table:table-row table:style-name="ro1">
          <table:table-cell table:style-name="ce2" office:value-type="time" office:time-value="PT00H00M30S" calcext:value-type="time">
            <text:p>00:00:30</text:p>
          </table:table-cell>
          <table:table-cell table:style-name="ce4" table:formula="of:=[.A2]" office:value-type="time" office:time-value="PT00H00M30S" calcext:value-type="time">
            <text:p>00</text:p>
          </table:table-cell>
          <table:table-cell table:style-name="ce5" table:formula="of:=[.A2]" office:value-type="time" office:time-value="PT00H00M30S" calcext:value-type="time">
            <text:p>30</text:p>
          </table:table-cell>
        </table:table-row>
        <table:table-row table:style-name="ro1">
          <table:table-cell table:style-name="ce2" office:value-type="time" office:time-value="PT00H00M59S" calcext:value-type="time">
            <text:p>00:00:59</text:p>
          </table:table-cell>
          <table:table-cell table:style-name="ce4" table:formula="of:=[.A3]" office:value-type="time" office:time-value="PT00H00M59S" calcext:value-type="time">
            <text:p>00</text:p>
          </table:table-cell>
          <table:table-cell table:style-name="ce5" table:formula="of:=[.A3]" office:value-type="time" office:time-value="PT00H00M59S" calcext:value-type="time">
            <text:p>59</text:p>
          </table:table-cell>
        </table:table-row>
        <table:table-row table:style-name="ro1">
          <table:table-cell table:style-name="ce2" office:value-type="time" office:time-value="PT00H30M03S" calcext:value-type="time">
            <text:p>00:30:03</text:p>
          </table:table-cell>
          <table:table-cell table:style-name="ce4" table:formula="of:=[.A4]" office:value-type="time" office:time-value="PT00H30M03S" calcext:value-type="time">
            <text:p>30</text:p>
          </table:table-cell>
          <table:table-cell table:style-name="ce5" table:formula="of:=[.A4]" office:value-type="time" office:time-value="PT00H30M03S" calcext:value-type="time">
            <text:p>1803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Visto en: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nvertir horas en minutos y segundos en excel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http://trucosycursos.es/convertir-horas-en-minutos-y-segundos-en-excel/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C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minutes number:style="long"/>
    </number:time-style>
    <number:time-style style:name="N108" number:truncate-on-overflow="false">
      <number:seconds number:style="long"/>
    </number:tim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25">00/00/0000</text:date>, <text:time style:data-style-name="N2" text:time-value="08:27:11.0648024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07:38:13.763748252</meta:creation-date>
    <dc:date>2017-08-25T08:29:39.474699697</dc:date>
    <meta:editing-duration>PT5M20S</meta:editing-duration>
    <meta:editing-cycles>2</meta:editing-cycles>
    <meta:generator>LibreOffice/5.4.0.3$Linux_x86 LibreOffice_project/40m0$Build-3</meta:generator>
    <meta:document-statistic meta:table-count="1" meta:cell-count="15" meta:object-count="0"/>
  </office:meta>
</office:document-meta>
</file>